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svg+xml" manifest:full-path="Pictures/20000001000007F40000075EE0F75B8D.svg"/>
  <manifest:file-entry manifest:media-type="image/png" manifest:full-path="Pictures/10000201000005840000055712F4D02E.png"/>
  <manifest:file-entry manifest:media-type="image/png" manifest:full-path="Pictures/100002010000020000000200E592EAFF.png"/>
  <manifest:file-entry manifest:media-type="image/png" manifest:full-path="Pictures/1000020100000100000001001B70293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ccff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6cm" svg:stroke-color="#333333" draw:marker-start="Arrowheads_20_2" draw:marker-start-width="0.414cm" draw:marker-end="" draw:marker-end-width="0.414cm" draw:fill="solid" draw:fill-color="#ffffcc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bottom" fo:padding-bottom="-1.27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42cm" svg:height="9.652cm" svg:x="3.829cm" svg:y="1.254cm">
          <text:p text:style-name="P1"><text:span text:style-name="T1">Node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4.902cm" svg:x="5.018cm" svg:y="3.748cm">
          <text:p text:style-name="P2"><text:span text:style-name="T2">KARMA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20.501cm" svg:y1="3.887cm" svg:x2="12.249cm" svg:y2="6.08cm" draw:start-shape="id1" draw:end-shape="id2" draw:end-glue-point="1" svg:d="m20501 3887c-6150 0-2024 2193-8252 2193">
          <text:p/>
        </draw:connector>
        <draw:frame draw:style-name="gr4" draw:text-style-name="P3" xml:id="id1" draw:id="id1" draw:layer="layout" svg:width="5.08cm" svg:height="4.699cm" svg:x="20.501cm" svg:y="1.538cm">
          <draw:image xlink:href="Pictures/20000001000007F40000075EE0F75B8D.svg" xlink:type="simple" xlink:show="embed" xlink:actuate="onLoad">
            <text:p/>
          </draw:image>
        </draw:frame>
        <draw:frame draw:style-name="gr4" draw:text-style-name="P3" xml:id="id3" draw:id="id3" draw:layer="layout" svg:width="5.08cm" svg:height="5.08cm" svg:x="20.596cm" svg:y="9.285cm">
          <draw:image xlink:href="Pictures/100002010000020000000200E592EAFF.png" xlink:type="simple" xlink:show="embed" xlink:actuate="onLoad">
            <text:p/>
          </draw:image>
        </draw:frame>
        <draw:frame draw:style-name="gr4" draw:text-style-name="P3" xml:id="id4" draw:id="id4" draw:layer="layout" svg:width="5.08cm" svg:height="4.928cm" svg:x="12.976cm" svg:y="13.73cm">
          <draw:image xlink:href="Pictures/10000201000005840000055712F4D02E.png" xlink:type="simple" xlink:show="embed" xlink:actuate="onLoad">
            <text:p/>
          </draw:image>
        </draw:frame>
        <draw:connector draw:style-name="gr3" draw:text-style-name="P1" draw:layer="layout" draw:type="curve" svg:x1="20.596cm" svg:y1="11.825cm" svg:x2="12.249cm" svg:y2="6.08cm" draw:start-shape="id3" draw:end-shape="id2" draw:end-glue-point="1" svg:d="m20596 11825c-6222 0-2049-5745-8347-5745">
          <text:p/>
        </draw:connector>
        <draw:connector draw:style-name="gr3" draw:text-style-name="P1" draw:layer="layout" draw:type="curve" svg:x1="12.976cm" svg:y1="16.194cm" svg:x2="8.039cm" svg:y2="10.906cm" draw:start-shape="id4" draw:start-glue-point="3" draw:end-shape="id2" draw:end-glue-point="2" svg:d="m12976 16194c-3292 0-4937-1762-4937-5288">
          <text:p/>
        </draw:connector>
        <draw:frame draw:style-name="gr5" draw:text-style-name="P3" draw:layer="layout" svg:width="2.54cm" svg:height="2.54cm" svg:x="10.017cm" svg:y="11.414cm">
          <draw:image xlink:href="Pictures/1000020100000100000001001B702935.png" xlink:type="simple" xlink:show="embed" xlink:actuate="onLoad">
            <text:p text:style-name="P3">Karma</text:p>
            <text:p text:style-name="P3">HTML Page</text:p>
          </draw:image>
        </draw:frame>
        <draw:frame draw:style-name="gr5" draw:text-style-name="P3" draw:layer="layout" svg:width="2.54cm" svg:height="2.54cm" svg:x="17.764cm" svg:y="6.842cm">
          <draw:image xlink:href="Pictures/1000020100000100000001001B702935.png" xlink:type="simple" xlink:show="embed" xlink:actuate="onLoad">
            <text:p text:style-name="P3">Karma</text:p>
            <text:p text:style-name="P3">HTML Page</text:p>
          </draw:image>
        </draw:frame>
        <draw:frame draw:style-name="gr5" draw:text-style-name="P3" draw:layer="layout" svg:width="2.54cm" svg:height="2.54cm" svg:x="18.272cm" svg:y="0.873cm">
          <draw:image xlink:href="Pictures/1000020100000100000001001B702935.png" xlink:type="simple" xlink:show="embed" xlink:actuate="onLoad">
            <text:p text:style-name="P3">Karma</text:p>
            <text:p text:style-name="P3">HTML Page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7T11:16:14</dc:date>
    <meta:editing-duration>PT15H58M49S</meta:editing-duration>
    <meta:editing-cycles>11</meta:editing-cycles>
    <meta:generator>LibreOffice/3.5$MacOSX_x86 LibreOffice_project/165a79a-7059095-e13bb37-fef39a4-9503d18</meta:generator>
    <meta:document-statistic meta:object-count="11"/>
  </office:meta>
</office:document-meta>
</file>